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0.995cm" style:rel-column-width="564*"/>
    </style:style>
    <style:style style:name="Tableau1.B" style:family="table-column">
      <style:table-column-properties style:column-width="2.397cm" style:rel-column-width="1359*"/>
    </style:style>
    <style:style style:name="Tableau1.C" style:family="table-column">
      <style:table-column-properties style:column-width="1.413cm" style:rel-column-width="801*"/>
    </style:style>
    <style:style style:name="Tableau1.D" style:family="table-column">
      <style:table-column-properties style:column-width="1.503cm" style:rel-column-width="852*"/>
    </style:style>
    <style:style style:name="Tableau1.E" style:family="table-column">
      <style:table-column-properties style:column-width="6.47cm" style:rel-column-width="3668*"/>
    </style:style>
    <style:style style:name="Tableau1.F" style:family="table-column">
      <style:table-column-properties style:column-width="4.223cm" style:rel-column-width="2394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0.995cm" style:rel-column-width="564*"/>
    </style:style>
    <style:style style:name="Tableau3.B" style:family="table-column">
      <style:table-column-properties style:column-width="2.397cm" style:rel-column-width="1359*"/>
    </style:style>
    <style:style style:name="Tableau3.C" style:family="table-column">
      <style:table-column-properties style:column-width="1.413cm" style:rel-column-width="801*"/>
    </style:style>
    <style:style style:name="Tableau3.D" style:family="table-column">
      <style:table-column-properties style:column-width="1.503cm" style:rel-column-width="852*"/>
    </style:style>
    <style:style style:name="Tableau3.E" style:family="table-column">
      <style:table-column-properties style:column-width="6.47cm" style:rel-column-width="3668*"/>
    </style:style>
    <style:style style:name="Tableau3.F" style:family="table-column">
      <style:table-column-properties style:column-width="4.223cm" style:rel-column-width="2394*"/>
    </style:style>
    <style:style style:name="Tableau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fo:background-color="#cccccc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none" fo:border-top="none" fo:border-bottom="0.05pt solid #000000"/>
    </style:style>
    <style:style style:name="Tableau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none" fo:border-top="none" fo:border-bottom="0.05pt solid #000000"/>
    </style:style>
    <style:style style:name="Tableau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none" fo:border-top="none" fo:border-bottom="0.05pt solid #000000"/>
    </style:style>
    <style:style style:name="Tableau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none" fo:border-top="none" fo:border-bottom="0.05pt solid #000000"/>
    </style:style>
    <style:style style:name="Tableau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none" fo:border-top="none" fo:border-bottom="0.05pt solid #000000"/>
    </style:style>
    <style:style style:name="Tableau3.E8" style:family="table-cell">
      <style:table-cell-properties fo:padding="0.097cm" fo:border-left="0.05pt solid #000000" fo:border-right="none" fo:border-top="none" fo:border-bottom="0.05pt solid #000000"/>
    </style:style>
    <style:style style:name="Tableau3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3.F9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Times New Roman" fo:font-size="10pt" style:font-size-asian="10pt" style:font-size-complex="10pt"/>
    </style:style>
    <style:style style:name="P2" style:family="paragraph" style:parent-style-name="Text_20_body">
      <style:text-properties style:font-name="Times New Roman" fo:font-size="10pt" officeooo:paragraph-rsid="001ab48f" style:font-size-asian="10pt" style:font-size-complex="10pt"/>
    </style:style>
    <style:style style:name="P3" style:family="paragraph" style:parent-style-name="Text_20_body">
      <style:text-properties style:font-name="Times New Roman" fo:font-size="10pt" officeooo:paragraph-rsid="001ba587" style:font-size-asian="10pt" style:font-size-complex="10pt"/>
    </style:style>
    <style:style style:name="P4" style:family="paragraph" style:parent-style-name="Text_20_body">
      <style:text-properties style:font-name="Times New Roman" fo:font-size="10pt" officeooo:paragraph-rsid="001e6770" style:font-size-asian="10pt" style:font-size-complex="10pt"/>
    </style:style>
    <style:style style:name="P5" style:family="paragraph" style:parent-style-name="Text_20_body">
      <style:text-properties style:font-name="Times New Roman" fo:font-size="10pt" officeooo:rsid="001d8c37" officeooo:paragraph-rsid="001d8c37" style:font-size-asian="8.75pt" style:font-size-complex="10pt"/>
    </style:style>
    <style:style style:name="P6" style:family="paragraph" style:parent-style-name="Text_20_body">
      <style:text-properties style:font-name="Times New Roman" fo:font-size="10pt" officeooo:rsid="001ba587" officeooo:paragraph-rsid="001ba587" style:font-size-asian="8.75pt" style:font-size-complex="10pt"/>
    </style:style>
    <style:style style:name="P7" style:family="paragraph" style:parent-style-name="Text_20_body">
      <style:paragraph-properties fo:text-align="center" style:justify-single-word="false"/>
      <style:text-properties style:font-name="Times New Roman" officeooo:paragraph-rsid="001ae924"/>
    </style:style>
    <style:style style:name="P8" style:family="paragraph" style:parent-style-name="Text_20_body">
      <style:paragraph-properties fo:margin-top="0cm" fo:margin-bottom="0.199cm" loext:contextual-spacing="false" style:writing-mode="page"/>
      <style:text-properties style:font-name="Times New Roman" fo:font-size="10pt" officeooo:paragraph-rsid="001ab48f" style:font-size-asian="10pt" style:font-size-complex="10pt"/>
    </style:style>
    <style:style style:name="P9" style:family="paragraph" style:parent-style-name="Text_20_body">
      <style:paragraph-properties fo:margin-top="0cm" fo:margin-bottom="0.199cm" loext:contextual-spacing="false" style:writing-mode="page"/>
      <style:text-properties style:font-name="Times New Roman" officeooo:paragraph-rsid="001e6770"/>
    </style:style>
    <style:style style:name="P10" style:family="paragraph" style:parent-style-name="Table_20_Contents">
      <style:paragraph-properties fo:margin-top="0cm" fo:margin-bottom="0.199cm" loext:contextual-spacing="false" style:writing-mode="page"/>
      <style:text-properties style:font-name="Times New Roman" fo:font-size="10pt" officeooo:rsid="001ab48f" officeooo:paragraph-rsid="001ab48f" style:font-size-asian="10pt" style:font-size-complex="10pt"/>
    </style:style>
    <style:style style:name="P11" style:family="paragraph" style:parent-style-name="Table_20_Contents">
      <style:text-properties style:font-name="Times New Roman" fo:font-size="10pt" officeooo:rsid="001ab48f" officeooo:paragraph-rsid="001ab48f" style:font-size-asian="10pt" style:font-size-complex="10pt"/>
    </style:style>
    <style:style style:name="P12" style:family="paragraph" style:parent-style-name="Table_20_Contents">
      <style:text-properties style:font-name="Times New Roman" fo:font-size="10pt" fo:font-weight="bold" officeooo:rsid="0021f5eb" officeooo:paragraph-rsid="0021f5eb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0pt" fo:font-weight="normal" officeooo:rsid="001c88d3" officeooo:paragraph-rsid="002c7d4e" style:font-size-asian="10pt" style:font-weight-asian="normal" style:font-size-complex="10pt" style:font-weight-complex="normal"/>
    </style:style>
    <style:style style:name="P14" style:family="paragraph" style:parent-style-name="Text_20_body">
      <style:text-properties style:font-name="Times New Roman" fo:font-size="10pt" fo:font-weight="normal" officeooo:rsid="00301a33" officeooo:paragraph-rsid="0031861c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0pt" fo:font-weight="normal" officeooo:rsid="00338798" officeooo:paragraph-rsid="00338798" style:font-size-asian="10pt" style:font-weight-asian="normal" style:font-size-complex="10pt" style:font-weight-complex="normal"/>
    </style:style>
    <style:style style:name="P16" style:family="paragraph" style:parent-style-name="Text_20_body">
      <style:text-properties style:font-name="Times New Roman" fo:font-size="10pt" officeooo:paragraph-rsid="001ab48f" style:font-size-asian="10pt" style:font-size-complex="10pt"/>
    </style:style>
    <style:style style:name="P17" style:family="paragraph" style:parent-style-name="Text_20_body">
      <style:text-properties style:font-name="Times New Roman" fo:font-size="10pt" officeooo:rsid="002e6b7a" officeooo:paragraph-rsid="002e6b7a" style:font-size-asian="10pt" style:font-size-complex="10pt"/>
    </style:style>
    <style:style style:name="P18" style:family="paragraph" style:parent-style-name="Text_20_body">
      <style:text-properties style:font-name="Times New Roman" fo:font-size="10pt" officeooo:rsid="002e6b7a" officeooo:paragraph-rsid="00301a33" style:font-size-asian="10pt" style:font-size-complex="10pt"/>
    </style:style>
    <style:style style:name="P19" style:family="paragraph" style:parent-style-name="Text_20_body">
      <style:text-properties style:font-name="Times New Roman" fo:font-size="10pt" officeooo:rsid="002e6b7a" officeooo:paragraph-rsid="00307ea3" style:font-size-asian="10pt" style:font-size-complex="10pt"/>
    </style:style>
    <style:style style:name="P20" style:family="paragraph" style:parent-style-name="Text_20_body">
      <style:text-properties style:font-name="Times New Roman" fo:font-size="10pt" officeooo:rsid="00301a33" officeooo:paragraph-rsid="00301a33" style:font-size-asian="10pt" style:font-size-complex="10pt"/>
    </style:style>
    <style:style style:name="P21" style:family="paragraph" style:parent-style-name="Text_20_body">
      <style:text-properties style:font-name="Times New Roman" fo:font-size="10pt" officeooo:rsid="00301a33" officeooo:paragraph-rsid="00307ea3" style:font-size-asian="10pt" style:font-size-complex="10pt"/>
    </style:style>
    <style:style style:name="P22" style:family="paragraph" style:parent-style-name="Text_20_body">
      <style:text-properties style:font-name="Times New Roman" fo:font-size="10pt" officeooo:paragraph-rsid="00307ea3" style:font-size-asian="10pt" style:font-size-complex="10pt"/>
    </style:style>
    <style:style style:name="P23" style:family="paragraph" style:parent-style-name="Text_20_body">
      <style:text-properties style:font-name="Times New Roman" fo:font-size="10pt" officeooo:paragraph-rsid="001ba587" style:font-size-asian="10pt" style:font-size-complex="10pt"/>
    </style:style>
    <style:style style:name="P24" style:family="paragraph" style:parent-style-name="Text_20_body" style:list-style-name="">
      <style:text-properties style:font-name="Times New Roman" fo:font-size="10pt" officeooo:paragraph-rsid="0031861c" style:font-size-asian="10pt" style:font-size-complex="10pt"/>
    </style:style>
    <style:style style:name="P25" style:family="paragraph" style:parent-style-name="Text_20_body">
      <style:text-properties style:font-name="Times New Roman" fo:font-size="10pt" officeooo:paragraph-rsid="0031861c" style:font-size-asian="10pt" style:font-size-complex="10pt"/>
    </style:style>
    <style:style style:name="P26" style:family="paragraph" style:parent-style-name="Text_20_body">
      <style:text-properties style:font-name="Times New Roman" fo:font-size="10pt" officeooo:rsid="0031861c" officeooo:paragraph-rsid="0031861c" style:font-size-asian="10pt" style:font-size-complex="10pt"/>
    </style:style>
    <style:style style:name="P27" style:family="paragraph" style:parent-style-name="Text_20_body">
      <style:text-properties style:font-name="Times New Roman" fo:font-size="10pt" officeooo:paragraph-rsid="00325a8b" style:font-size-asian="10pt" style:font-size-complex="10pt"/>
    </style:style>
    <style:style style:name="P28" style:family="paragraph" style:parent-style-name="Text_20_body">
      <style:text-properties style:font-name="Times New Roman" fo:font-size="10pt" officeooo:rsid="00325a8b" officeooo:paragraph-rsid="00325a8b" style:font-size-asian="10pt" style:font-size-complex="10pt"/>
    </style:style>
    <style:style style:name="P29" style:family="paragraph" style:parent-style-name="Text_20_body">
      <style:text-properties style:font-name="Times New Roman" fo:font-size="10pt" officeooo:paragraph-rsid="0031861c" style:font-size-asian="8.75pt" style:font-size-complex="10pt"/>
    </style:style>
    <style:style style:name="P30" style:family="paragraph" style:parent-style-name="Text_20_body">
      <style:text-properties officeooo:paragraph-rsid="00307ea3"/>
    </style:style>
    <style:style style:name="P31" style:family="paragraph" style:parent-style-name="Text_20_body">
      <style:text-properties fo:color="#666666" style:font-name="Arial" fo:font-size="10pt" officeooo:paragraph-rsid="0031861c" style:font-size-asian="10pt" style:font-size-complex="10pt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style:font-name="Times New Roman" fo:font-size="10pt" officeooo:paragraph-rsid="001ae924" style:font-size-asian="10pt" style:font-size-complex="10pt"/>
    </style:style>
    <style:style style:name="P33" style:family="paragraph" style:parent-style-name="Text_20_body">
      <style:paragraph-properties fo:margin-top="0cm" fo:margin-bottom="0cm" loext:contextual-spacing="false" style:writing-mode="page"/>
      <style:text-properties style:font-name="Times New Roman" fo:font-size="10pt" officeooo:rsid="002e6b7a" officeooo:paragraph-rsid="002e6b7a" style:font-size-asian="10pt" style:font-size-complex="10pt"/>
    </style:style>
    <style:style style:name="P34" style:family="paragraph" style:parent-style-name="Text_20_body">
      <style:paragraph-properties fo:margin-top="0cm" fo:margin-bottom="0cm" loext:contextual-spacing="false" style:writing-mode="page"/>
      <style:text-properties style:font-name="Times New Roman" fo:font-size="10pt" officeooo:paragraph-rsid="00307ea3" style:font-size-asian="10pt" style:font-size-complex="10pt"/>
    </style:style>
    <style:style style:name="P35" style:family="paragraph" style:parent-style-name="Text_20_body">
      <style:paragraph-properties fo:margin-top="0cm" fo:margin-bottom="0cm" loext:contextual-spacing="false" style:writing-mode="page"/>
      <style:text-properties style:font-name="Times New Roman" fo:font-size="10pt" officeooo:rsid="00307ea3" officeooo:paragraph-rsid="00307ea3" style:font-size-asian="10pt" style:font-size-complex="10pt"/>
    </style:style>
    <style:style style:name="P36" style:family="paragraph" style:parent-style-name="Text_20_body">
      <style:paragraph-properties fo:margin-top="0cm" fo:margin-bottom="0.199cm" loext:contextual-spacing="false" style:writing-mode="page"/>
      <style:text-properties style:font-name="Times New Roman" fo:font-size="10pt" officeooo:paragraph-rsid="002e6b7a" style:font-size-asian="10pt" style:font-size-complex="10pt"/>
    </style:style>
    <style:style style:name="P37" style:family="paragraph" style:parent-style-name="Text_20_body">
      <style:paragraph-properties fo:margin-top="0cm" fo:margin-bottom="0.199cm" loext:contextual-spacing="false" style:writing-mode="page"/>
      <style:text-properties style:font-name="Times New Roman" fo:font-size="10pt" officeooo:rsid="002e6b7a" officeooo:paragraph-rsid="002e6b7a" style:font-size-asian="10pt" style:font-size-complex="10pt"/>
    </style:style>
    <style:style style:name="P38" style:family="paragraph" style:parent-style-name="Text_20_body">
      <style:paragraph-properties fo:margin-top="0cm" fo:margin-bottom="0.199cm" loext:contextual-spacing="false" style:writing-mode="page"/>
      <style:text-properties style:font-name="Times New Roman" fo:font-size="10pt" officeooo:rsid="002e6b7a" officeooo:paragraph-rsid="00307ea3" style:font-size-asian="10pt" style:font-size-complex="10pt"/>
    </style:style>
    <style:style style:name="P39" style:family="paragraph" style:parent-style-name="Text_20_body">
      <style:paragraph-properties fo:margin-top="0cm" fo:margin-bottom="0.199cm" loext:contextual-spacing="false" style:writing-mode="page"/>
      <style:text-properties style:font-name="Times New Roman" fo:font-size="10pt" officeooo:rsid="00301a33" officeooo:paragraph-rsid="00301a33" style:font-size-asian="10pt" style:font-size-complex="10pt"/>
    </style:style>
    <style:style style:name="P40" style:family="paragraph" style:parent-style-name="Text_20_body">
      <style:paragraph-properties fo:margin-top="0cm" fo:margin-bottom="0.199cm" loext:contextual-spacing="false" style:writing-mode="page"/>
      <style:text-properties style:font-name="Times New Roman" fo:font-size="10pt" officeooo:rsid="00301a33" officeooo:paragraph-rsid="00307ea3" style:font-size-asian="10pt" style:font-size-complex="10pt"/>
    </style:style>
    <style:style style:name="P41" style:family="paragraph" style:parent-style-name="Text_20_body">
      <style:paragraph-properties fo:margin-top="0cm" fo:margin-bottom="0.199cm" loext:contextual-spacing="false" style:writing-mode="page"/>
      <style:text-properties style:font-name="Times New Roman" fo:font-size="10pt" officeooo:paragraph-rsid="00301a33" style:font-size-asian="10pt" style:font-size-complex="10pt"/>
    </style:style>
    <style:style style:name="P42" style:family="paragraph" style:parent-style-name="Text_20_body">
      <style:paragraph-properties fo:margin-top="0cm" fo:margin-bottom="0.199cm" loext:contextual-spacing="false" style:writing-mode="page"/>
      <style:text-properties style:font-name="Times New Roman" fo:font-size="10pt" officeooo:rsid="00307ea3" officeooo:paragraph-rsid="00307ea3" style:font-size-asian="10pt" style:font-size-complex="10pt"/>
    </style:style>
    <style:style style:name="P43" style:family="paragraph" style:parent-style-name="Text_20_body">
      <style:paragraph-properties fo:margin-top="0cm" fo:margin-bottom="0.199cm" loext:contextual-spacing="false" style:writing-mode="page"/>
      <style:text-properties style:font-name="Times New Roman" fo:font-size="10pt" officeooo:paragraph-rsid="00307ea3" style:font-size-asian="10pt" style:font-size-complex="10pt"/>
    </style:style>
    <style:style style:name="P44" style:family="paragraph" style:parent-style-name="Text_20_body">
      <style:paragraph-properties fo:margin-top="0cm" fo:margin-bottom="0.199cm" loext:contextual-spacing="false" style:writing-mode="page"/>
      <style:text-properties style:font-name="Times New Roman" officeooo:paragraph-rsid="001d8c37"/>
    </style:style>
    <style:style style:name="P45" style:family="paragraph" style:parent-style-name="Text_20_body">
      <style:paragraph-properties fo:margin-top="0cm" fo:margin-bottom="0.199cm" loext:contextual-spacing="false" style:writing-mode="page"/>
      <style:text-properties style:font-name="Times New Roman" officeooo:paragraph-rsid="00307ea3"/>
    </style:style>
    <style:style style:name="P46" style:family="paragraph" style:parent-style-name="Table_20_Contents">
      <style:text-properties style:font-name="Times New Roman" fo:font-size="10pt" fo:font-weight="bold" officeooo:rsid="0021f5eb" officeooo:paragraph-rsid="00307ea3" style:font-size-asian="10pt" style:font-weight-asian="bold" style:font-size-complex="10pt" style:font-weight-complex="bold"/>
    </style:style>
    <style:style style:name="P47" style:family="paragraph" style:parent-style-name="Table_20_Contents">
      <style:text-properties style:font-name="Times New Roman" fo:font-size="10pt" fo:font-weight="bold" officeooo:rsid="002e6b7a" officeooo:paragraph-rsid="002e6b7a" style:font-size-asian="10pt" style:font-weight-asian="bold" style:font-size-complex="10pt" style:font-weight-complex="bold"/>
    </style:style>
    <style:style style:name="P48" style:family="paragraph" style:parent-style-name="Table_20_Contents">
      <style:text-properties style:font-name="Times New Roman" fo:font-size="10pt" fo:font-weight="bold" officeooo:rsid="002e6b7a" officeooo:paragraph-rsid="00307ea3" style:font-size-asian="10pt" style:font-weight-asian="bold" style:font-size-complex="10pt" style:font-weight-complex="bold"/>
    </style:style>
    <style:style style:name="P49" style:family="paragraph" style:parent-style-name="Table_20_Contents">
      <style:text-properties style:font-name="Times New Roman" fo:font-size="10pt" officeooo:rsid="001ab48f" officeooo:paragraph-rsid="001ab48f" style:font-size-asian="10pt" style:font-size-complex="10pt"/>
    </style:style>
    <style:style style:name="P50" style:family="paragraph" style:parent-style-name="Table_20_Contents">
      <style:text-properties style:font-name="Times New Roman" fo:font-size="10pt" officeooo:rsid="001ab48f" officeooo:paragraph-rsid="00307ea3" style:font-size-asian="10pt" style:font-size-complex="10pt"/>
    </style:style>
    <style:style style:name="P51" style:family="paragraph" style:parent-style-name="Table_20_Contents">
      <style:text-properties style:font-name="Times New Roman" fo:font-size="10pt" officeooo:rsid="002e6b7a" officeooo:paragraph-rsid="002e6b7a" style:font-size-asian="10pt" style:font-size-complex="10pt"/>
    </style:style>
    <style:style style:name="P52" style:family="paragraph" style:parent-style-name="Table_20_Contents">
      <style:text-properties style:font-name="Times New Roman" fo:font-size="10pt" officeooo:rsid="002e6b7a" officeooo:paragraph-rsid="00307ea3" style:font-size-asian="10pt" style:font-size-complex="10pt"/>
    </style:style>
    <style:style style:name="P53" style:family="paragraph" style:parent-style-name="Table_20_Contents">
      <style:text-properties style:font-name="Times New Roman" fo:font-size="10pt" officeooo:rsid="00301a33" officeooo:paragraph-rsid="00301a33" style:font-size-asian="10pt" style:font-size-complex="10pt"/>
    </style:style>
    <style:style style:name="P54" style:family="paragraph" style:parent-style-name="Table_20_Contents">
      <style:text-properties style:font-name="Times New Roman" fo:font-size="10pt" officeooo:rsid="00301a33" officeooo:paragraph-rsid="00307ea3" style:font-size-asian="10pt" style:font-size-complex="10pt"/>
    </style:style>
    <style:style style:name="P55" style:family="paragraph" style:parent-style-name="Table_20_Contents">
      <style:text-properties style:font-name="Times New Roman" fo:font-size="10pt" officeooo:rsid="00307ea3" officeooo:paragraph-rsid="00307ea3" style:font-size-asian="10pt" style:font-size-complex="10pt"/>
    </style:style>
    <style:style style:name="P56" style:family="paragraph" style:parent-style-name="Table_20_Contents">
      <style:paragraph-properties fo:margin-top="0cm" fo:margin-bottom="0.199cm" loext:contextual-spacing="false" style:writing-mode="page"/>
      <style:text-properties style:font-name="Times New Roman" fo:font-size="10pt" officeooo:rsid="001ab48f" officeooo:paragraph-rsid="001ab48f" style:font-size-asian="10pt" style:font-size-complex="10pt"/>
    </style:style>
    <style:style style:name="P57" style:family="paragraph" style:parent-style-name="Table_20_Contents">
      <style:paragraph-properties fo:margin-top="0cm" fo:margin-bottom="0.199cm" loext:contextual-spacing="false" style:writing-mode="page"/>
      <style:text-properties style:font-name="Times New Roman" fo:font-size="10pt" officeooo:rsid="001ab48f" officeooo:paragraph-rsid="00307ea3" style:font-size-asian="10pt" style:font-size-complex="10pt"/>
    </style:style>
    <style:style style:name="P58" style:family="paragraph" style:parent-style-name="Table_20_Contents">
      <style:paragraph-properties fo:margin-top="0cm" fo:margin-bottom="0.199cm" loext:contextual-spacing="false" style:writing-mode="page"/>
      <style:text-properties style:font-name="Times New Roman" fo:font-size="10pt" officeooo:rsid="002e6b7a" officeooo:paragraph-rsid="002e6b7a" style:font-size-asian="10pt" style:font-size-complex="10pt"/>
    </style:style>
    <style:style style:name="P59" style:family="paragraph" style:parent-style-name="Table_20_Contents">
      <style:paragraph-properties fo:margin-top="0cm" fo:margin-bottom="0.199cm" loext:contextual-spacing="false" style:writing-mode="page"/>
      <style:text-properties style:font-name="Times New Roman" fo:font-size="10pt" officeooo:rsid="002e6b7a" officeooo:paragraph-rsid="00307ea3" style:font-size-asian="10pt" style:font-size-complex="10pt"/>
    </style:style>
    <style:style style:name="P60" style:family="paragraph" style:parent-style-name="Table_20_Contents">
      <style:paragraph-properties fo:margin-top="0cm" fo:margin-bottom="0.199cm" loext:contextual-spacing="false" style:writing-mode="page"/>
      <style:text-properties style:font-name="Times New Roman" fo:font-size="10pt" officeooo:rsid="00301a33" officeooo:paragraph-rsid="00301a33" style:font-size-asian="10pt" style:font-size-complex="10pt"/>
    </style:style>
    <style:style style:name="P61" style:family="paragraph" style:parent-style-name="Table_20_Contents">
      <style:paragraph-properties fo:margin-top="0cm" fo:margin-bottom="0.199cm" loext:contextual-spacing="false" style:writing-mode="page"/>
      <style:text-properties style:font-name="Times New Roman" fo:font-size="10pt" officeooo:rsid="00301a33" officeooo:paragraph-rsid="00307ea3" style:font-size-asian="10pt" style:font-size-complex="10pt"/>
    </style:style>
    <style:style style:name="P62" style:family="paragraph" style:parent-style-name="Heading_20_1">
      <style:text-properties style:font-name="Times New Roman" fo:font-size="13pt" officeooo:paragraph-rsid="001ae924" style:font-size-asian="13pt" style:font-size-complex="13pt"/>
    </style:style>
    <style:style style:name="P63" style:family="paragraph" style:parent-style-name="Heading_20_1">
      <style:text-properties style:font-name="Times New Roman" fo:font-size="13pt" officeooo:paragraph-rsid="002e6b7a" style:font-size-asian="13pt" style:font-size-complex="13pt"/>
    </style:style>
    <style:style style:name="P64" style:family="paragraph" style:parent-style-name="Heading_20_1" style:list-style-name="">
      <style:text-properties style:font-name="Times New Roman" fo:font-size="13pt" style:font-size-asian="13pt" style:font-size-complex="13pt"/>
    </style:style>
    <style:style style:name="P65" style:family="paragraph" style:parent-style-name="Heading_20_1">
      <style:text-properties style:font-name="Times New Roman" fo:font-size="13pt" style:text-underline-style="solid" style:text-underline-width="auto" style:text-underline-color="font-color" officeooo:paragraph-rsid="00307ea3" style:font-size-asian="13pt" style:font-size-complex="13pt"/>
    </style:style>
    <style:style style:name="P66" style:family="paragraph" style:parent-style-name="Heading_20_1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67" style:family="paragraph" style:parent-style-name="Heading_20_1">
      <style:text-properties style:font-name="Times New Roman" fo:font-size="10pt" style:text-underline-style="solid" style:text-underline-width="auto" style:text-underline-color="font-color" officeooo:paragraph-rsid="0031861c" style:font-size-asian="10pt" style:font-size-complex="10pt"/>
    </style:style>
    <style:style style:name="P68" style:family="paragraph" style:parent-style-name="Heading_20_1">
      <style:text-properties style:font-name="Times New Roman" fo:font-size="10pt" style:font-size-asian="10pt" style:font-size-complex="10pt"/>
    </style:style>
    <style:style style:name="P69" style:family="paragraph" style:parent-style-name="Heading_20_1">
      <style:paragraph-properties fo:break-before="page"/>
      <style:text-properties style:font-name="Times New Roman" fo:font-size="13pt" style:font-size-asian="13pt" style:font-size-complex="13pt"/>
    </style:style>
    <style:style style:name="P70" style:family="paragraph" style:parent-style-name="Heading_20_1">
      <style:paragraph-properties fo:break-before="page"/>
      <style:text-properties style:font-name="Times New Roman" fo:font-size="13pt" officeooo:paragraph-rsid="002e6b7a" style:font-size-asian="13pt" style:font-size-complex="13pt"/>
    </style:style>
    <style:style style:name="P71" style:family="paragraph" style:parent-style-name="Heading_20_1">
      <style:paragraph-properties fo:break-before="page"/>
      <style:text-properties style:font-name="Times New Roman" fo:font-size="13pt" style:text-underline-style="solid" style:text-underline-width="auto" style:text-underline-color="font-color" officeooo:paragraph-rsid="00307ea3" style:font-size-asian="13pt" style:font-size-complex="13pt"/>
    </style:style>
    <style:style style:name="P72" style:family="paragraph" style:parent-style-name="Heading_20_1">
      <style:paragraph-properties fo:break-before="page"/>
      <style:text-properties style:font-name="Times New Roman" fo:font-size="13pt" style:text-underline-style="solid" style:text-underline-width="auto" style:text-underline-color="font-color" officeooo:rsid="001ba587" officeooo:paragraph-rsid="0031861c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d8c37" style:font-size-asian="10pt" style:font-size-complex="10pt"/>
    </style:style>
    <style:style style:name="T4" style:family="text">
      <style:text-properties fo:font-size="10pt" officeooo:rsid="001e6770" style:font-size-asian="10pt" style:font-size-complex="10pt"/>
    </style:style>
    <style:style style:name="T5" style:family="text">
      <style:text-properties fo:font-size="10pt" officeooo:rsid="002062e9" style:font-size-asian="10pt" style:font-size-complex="10pt"/>
    </style:style>
    <style:style style:name="T6" style:family="text">
      <style:text-properties fo:font-size="10pt" officeooo:rsid="002e6b7a" style:font-size-asian="10pt" style:font-size-complex="10pt"/>
    </style:style>
    <style:style style:name="T7" style:family="text">
      <style:text-properties fo:font-size="10pt" officeooo:rsid="00307ea3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1d8c37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2e6b7a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307ea3" style:font-size-asian="10pt" style:font-weight-asian="bold" style:font-size-complex="10pt" style:font-weight-complex="bold"/>
    </style:style>
    <style:style style:name="T12" style:family="text">
      <style:text-properties fo:font-size="13pt" fo:font-weight="bold" style:font-size-asian="13pt" style:font-size-complex="13pt"/>
    </style:style>
    <style:style style:name="T13" style:family="text">
      <style:text-properties fo:font-size="13pt" fo:font-weight="bold" officeooo:rsid="00194563" style:font-size-asian="13pt" style:font-size-complex="13pt"/>
    </style:style>
    <style:style style:name="T14" style:family="text">
      <style:text-properties fo:font-size="13pt" fo:font-weight="bold" officeooo:rsid="001cd496" style:font-size-asian="13pt" style:font-size-complex="13pt"/>
    </style:style>
    <style:style style:name="T15" style:family="text">
      <style:text-properties officeooo:rsid="001ae924"/>
    </style:style>
    <style:style style:name="T16" style:family="text">
      <style:text-properties officeooo:rsid="001ba587"/>
    </style:style>
    <style:style style:name="T17" style:family="text">
      <style:text-properties officeooo:rsid="001e6770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e6770"/>
    </style:style>
    <style:style style:name="T20" style:family="text">
      <style:text-properties style:text-underline-style="none" officeooo:rsid="0024273d"/>
    </style:style>
    <style:style style:name="T21" style:family="text">
      <style:text-properties officeooo:rsid="002215b6"/>
    </style:style>
    <style:style style:name="T22" style:family="text">
      <style:text-properties fo:color="#666666"/>
    </style:style>
    <style:style style:name="T23" style:family="text">
      <style:text-properties fo:color="#666666" style:font-name="Arial"/>
    </style:style>
    <style:style style:name="T24" style:family="text">
      <style:text-properties fo:color="#666666" officeooo:rsid="0016f58e"/>
    </style:style>
    <style:style style:name="T25" style:family="text">
      <style:text-properties fo:color="#666666" officeooo:rsid="002e6b7a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fo:font-style="italic" style:text-underline-style="solid" style:text-underline-width="auto" style:text-underline-color="font-color" officeooo:rsid="00325a8b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2e6b7a"/>
    </style:style>
    <style:style style:name="T30" style:family="text">
      <style:text-properties officeooo:rsid="00301a33"/>
    </style:style>
    <style:style style:name="T31" style:family="text">
      <style:text-properties officeooo:rsid="00307ea3"/>
    </style:style>
    <style:style style:name="T32" style:family="text">
      <style:text-properties style:font-name="Times New Roman" fo:font-size="13pt" style:text-underline-style="solid" style:text-underline-width="auto" style:text-underline-color="font-color" officeooo:rsid="00307ea3" style:font-size-asian="13pt" style:font-size-complex="13pt"/>
    </style:style>
    <style:style style:name="T33" style:family="text">
      <style:text-properties officeooo:rsid="0031861c"/>
    </style:style>
    <style:style style:name="T34" style:family="text">
      <style:text-properties officeooo:rsid="00325a8b"/>
    </style:style>
    <style:style style:name="T35" style:family="text">
      <style:text-properties officeooo:rsid="00348f98"/>
    </style:style>
    <style:style style:name="T36" style:family="text">
      <style:text-properties officeooo:rsid="00354f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4">Osvcad - </text:span><text:span text:style-name="T13">N</text:span><text:span text:style-name="T12">omenclature des pièces</text:span></text:p>
      <text:p text:style-name="P13"><text:span text:style-name="T24">v</text:span><text:span text:style-name="T22">0.</text:span><text:span text:style-name="T25">2</text:span><text:span text:style-name="T22"> – </text:span><text:span text:style-name="T25">4 septembre </text:span><text:span text:style-name="T22">2017</text:span></text:p>
      <text:p text:style-name="P15"><text:span text:style-name="T22">Status : DRAFT</text:span></text:p>
      <text:h text:style-name="P62" text:outline-level="1"><text:span text:style-name="T15">1 - </text:span>Objectifs</text:h>
      <text:p text:style-name="P32"/>
      <text:p text:style-name="P33">- Distinction entre la <text:span text:style-name="T1">nomenclature du plan d’une pièce</text:span> et l<text:span text:style-name="T35">a</text:span> <text:span text:style-name="T1">nomenclature d’une instance de pièce</text:span> au sein d’un projet.</text:p>
      <text:p text:style-name="P33"/>
      <text:p text:style-name="P44"><text:span text:style-name="T2">- Le</text:span><text:span text:style-name="T6">s nomenclatures </text:span><text:span text:style-name="T7">d</text:span><text:span text:style-name="T6">oivent être</text:span><text:span text:style-name="T2"> </text:span><text:span text:style-name="T8">traductible</text:span><text:span text:style-name="T10">s</text:span><text:span text:style-name="T2"> dans plusieurs langues, </text:span><text:span text:style-name="T3">tout en ayant un </text:span><text:span text:style-name="T9">nom unique</text:span><text:span text:style-name="T3"> indépendant de la langue </text:span><text:span text:style-name="T4">(ou dans une langue de référence clairement définie pour le projet)</text:span></text:p>
      <text:p text:style-name="P44"><text:span text:style-name="T4"/></text:p>
      <text:p text:style-name="P45"><text:span text:style-name="T4">- </text:span><text:span text:style-name="T7">Une </text:span><text:span text:style-name="T11">nomenclature neutre</text:span><text:span text:style-name="T7"> est possible (les différentes traductions de champs identiques renvoient vers un même identifiant (entier ou lettre)) et constitue une </text:span><text:span text:style-name="T11">version abrégée/compacte</text:span><text:span text:style-name="T7"> de la nomenclature.</text:span></text:p>
      <text:p text:style-name="P45"><text:span text:style-name="T7"/></text:p>
      <text:p text:style-name="P9"><text:span text:style-name="T2">- </text:span><text:span text:style-name="T5">La désignation d’une pièce ne peut être</text:span><text:span text:style-name="T2"> ambigüe, </text:span><text:span text:style-name="T7">que ce soit pour le plan ou l’instance.</text:span></text:p>
      <text:h text:style-name="P64" text:outline-level="1"/>
      <text:h text:style-name="P69" text:outline-level="1"><text:span text:style-name="T15">2 – </text:span>Nomenclature <text:span text:style-name="T29">de plan</text:span></text:h>
      <text:p text:style-name="P35">Champs séparés par le caractère _ (underscore)</text:p>
      <text:p text:style-name="P3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2">Pos.</text:p>
          </table:table-cell>
          <table:table-cell table:style-name="Tableau1.A1" office:value-type="string">
            <text:p text:style-name="P47">Champ</text:p>
          </table:table-cell>
          <table:table-cell table:style-name="Tableau1.A1" office:value-type="string">
            <text:p text:style-name="P47">Type (neutre)</text:p>
          </table:table-cell>
          <table:table-cell table:style-name="Tableau1.A1" office:value-type="string">
            <text:p text:style-name="P47">Type (langue)</text:p>
          </table:table-cell>
          <table:table-cell table:style-name="Tableau1.A1" office:value-type="string">
            <text:p text:style-name="P47">Description</text:p>
          </table:table-cell>
          <table:table-cell table:style-name="Tableau1.F1" office:value-type="string">
            <text:p text:style-name="P47">Exemples <text:span text:style-name="T30">(“en”)</text:span></text:p>
          </table:table-cell>
        </table:table-row>
        <table:table-row>
          <table:table-cell table:style-name="Tableau1.A2" office:value-type="string">
            <text:p text:style-name="P11">1</text:p>
          </table:table-cell>
          <table:table-cell table:style-name="Tableau1.B2" office:value-type="string">
            <text:p text:style-name="P10">Sectoriel</text:p>
          </table:table-cell>
          <table:table-cell table:style-name="Tableau1.C2" office:value-type="string">
            <text:p text:style-name="P51">int</text:p>
          </table:table-cell>
          <table:table-cell table:style-name="Tableau1.D2" office:value-type="string">
            <text:p text:style-name="P51">str</text:p>
          </table:table-cell>
          <table:table-cell table:style-name="Tableau1.E2" office:value-type="string">
            <text:p text:style-name="P53">Identifiant du secteur du projet</text:p>
          </table:table-cell>
          <table:table-cell table:style-name="Tableau1.F2" office:value-type="string">
            <text:p text:style-name="P53">CAR, AERO, GENERIC, <text:span text:style-name="T36">MECA, ELEC</text:span></text:p>
          </table:table-cell>
        </table:table-row>
        <table:table-row>
          <table:table-cell table:style-name="Tableau1.A3" office:value-type="string">
            <text:p text:style-name="P11">2</text:p>
          </table:table-cell>
          <table:table-cell table:style-name="Tableau1.B3" office:value-type="string">
            <text:p text:style-name="P58">Domaine</text:p>
          </table:table-cell>
          <table:table-cell table:style-name="Tableau1.C3" office:value-type="string">
            <text:p text:style-name="P51">int</text:p>
          </table:table-cell>
          <table:table-cell table:style-name="Tableau1.D3" office:value-type="string">
            <text:p text:style-name="P51">str</text:p>
          </table:table-cell>
          <table:table-cell table:style-name="Tableau1.E3" office:value-type="string">
            <text:p text:style-name="P53">Indentifiant de domaine fonctionel</text:p>
          </table:table-cell>
          <table:table-cell table:style-name="Tableau1.F3" office:value-type="string">
            <text:p text:style-name="P53">SUSPENSION, WING, LANDINGGEAR,</text:p>
            <text:p text:style-name="P53">FASTENER</text:p>
          </table:table-cell>
        </table:table-row>
        <table:table-row>
          <table:table-cell table:style-name="Tableau1.A4" office:value-type="string">
            <text:p text:style-name="P51">3</text:p>
          </table:table-cell>
          <table:table-cell table:style-name="Tableau1.B4" office:value-type="string">
            <text:p text:style-name="P58">Fonction</text:p>
          </table:table-cell>
          <table:table-cell table:style-name="Tableau1.C4" office:value-type="string">
            <text:p text:style-name="P51">int</text:p>
          </table:table-cell>
          <table:table-cell table:style-name="Tableau1.D4" office:value-type="string">
            <text:p text:style-name="P51">str</text:p>
          </table:table-cell>
          <table:table-cell table:style-name="Tableau1.E4" office:value-type="string">
            <text:p text:style-name="P53">Identifiant de fonction ou de nom commun</text:p>
          </table:table-cell>
          <table:table-cell table:style-name="Tableau1.F4" office:value-type="string">
            <text:p text:style-name="P53">PISTON, SPAR, SCREW</text:p>
          </table:table-cell>
        </table:table-row>
        <table:table-row>
          <table:table-cell table:style-name="Tableau1.A5" office:value-type="string">
            <text:p text:style-name="P51">4</text:p>
          </table:table-cell>
          <table:table-cell table:style-name="Tableau1.B5" office:value-type="string">
            <text:p text:style-name="P11">Dimensionnel</text:p>
          </table:table-cell>
          <table:table-cell table:style-name="Tableau1.C5" office:value-type="string">
            <text:p text:style-name="P18">str</text:p>
          </table:table-cell>
          <table:table-cell table:style-name="Tableau1.D5" office:value-type="string">
            <text:p text:style-name="P17">str</text:p>
          </table:table-cell>
          <table:table-cell table:style-name="Tableau1.E5" office:value-type="string">
            <text:p text:style-name="P20">Champ formaté: réels séparés par #</text:p>
            <text:p text:style-name="P2"><text:span text:style-name="T30">U</text:span>nité à préciser si non SI (m)</text:p>
            <text:p text:style-name="P2">Signature D1#D2#D3#UNIT ou autre donnée numérique de dimension:</text:p>
            <text:p text:style-name="P20">d: diamètre</text:p>
            <text:p text:style-name="P20">r: rayon</text:p>
            <text:p text:style-name="P20">l: longueur</text:p>
            <text:p text:style-name="P26">e: épaisseur</text:p>
            <text:p text:style-name="P20">M*x*: filetage</text:p>
            <text:p text:style-name="P14">M*: filetage</text:p>
          </table:table-cell>
          <table:table-cell table:style-name="Tableau1.F5" office:value-type="string">
            <text:p text:style-name="P20">10#5#2</text:p>
            <text:p text:style-name="P20">10#5#2#mm</text:p>
            <text:p text:style-name="P20">d5#l20</text:p>
            <text:p text:style-name="P20">M4x20</text:p>
          </table:table-cell>
        </table:table-row>
        <table:table-row>
          <table:table-cell table:style-name="Tableau1.A6" office:value-type="string">
            <text:p text:style-name="P11">5</text:p>
          </table:table-cell>
          <table:table-cell table:style-name="Tableau1.B6" office:value-type="string">
            <text:p text:style-name="P11">Substantiel</text:p>
          </table:table-cell>
          <table:table-cell table:style-name="Tableau1.C6" office:value-type="string">
            <text:p text:style-name="P39">int</text:p>
          </table:table-cell>
          <table:table-cell table:style-name="Tableau1.D6" office:value-type="string">
            <text:p text:style-name="P37">str</text:p>
          </table:table-cell>
          <table:table-cell table:style-name="Tableau1.E6" office:value-type="string">
            <text:p text:style-name="P39">Matière de la pièce</text:p>
          </table:table-cell>
          <table:table-cell table:style-name="Tableau1.F6" office:value-type="string">
            <text:p text:style-name="P41"><text:span text:style-name="T30">STEEL</text:span>,CARBON,PVC</text:p>
          </table:table-cell>
        </table:table-row>
        <table:table-row>
          <table:table-cell table:style-name="Tableau1.A7" office:value-type="string">
            <text:p text:style-name="P11">6</text:p>
          </table:table-cell>
          <table:table-cell table:style-name="Tableau1.B7" office:value-type="string">
            <text:p text:style-name="P11">Provenantiel</text:p>
          </table:table-cell>
          <table:table-cell table:style-name="Tableau1.C7" office:value-type="string">
            <text:p text:style-name="P60">int</text:p>
          </table:table-cell>
          <table:table-cell table:style-name="Tableau1.D7" office:value-type="string">
            <text:p text:style-name="P58">str</text:p>
          </table:table-cell>
          <table:table-cell table:style-name="Tableau1.E7" office:value-type="string">
            <text:p text:style-name="P10">Marque, fournisseur</text:p>
          </table:table-cell>
          <table:table-cell table:style-name="Tableau1.F7" office:value-type="string">
            <text:p text:style-name="P60">GENERIC, <text:span text:style-name="T31">AUDI</text:span></text:p>
          </table:table-cell>
        </table:table-row>
        <table:table-row>
          <table:table-cell table:style-name="Tableau1.A8" office:value-type="string">
            <text:p text:style-name="P11">7</text:p>
          </table:table-cell>
          <table:table-cell table:style-name="Tableau1.B8" office:value-type="string">
            <text:p text:style-name="P11">Alpha</text:p>
          </table:table-cell>
          <table:table-cell table:style-name="Tableau1.C8" office:value-type="string">
            <text:p text:style-name="P39">str</text:p>
          </table:table-cell>
          <table:table-cell table:style-name="Tableau1.D8" office:value-type="string">
            <text:p text:style-name="P37">str</text:p>
          </table:table-cell>
          <table:table-cell table:style-name="Tableau1.E8" office:value-type="string">
            <text:p text:style-name="P8">Référentiel Arbitraire ALPHA - ou Ref externe (fournisseur) </text:p>
          </table:table-cell>
          <table:table-cell table:style-name="Tableau1.F8" office:value-type="string">
            <text:p text:style-name="P42">328, A22</text:p>
          </table:table-cell>
        </table:table-row>
      </table:table>
      <text:h text:style-name="P63" text:outline-level="1"/>
      <text:h text:style-name="P67" text:outline-level="1">Exemple<text:span text:style-name="T16">s</text:span></text:h>
      <text:p text:style-name="P29"/>
      <text:p text:style-name="P31">AERO_<text:span text:style-name="T33">AILE_</text:span>AILERON_0.75_CARBONE_BOEING_747</text:p>
      <text:p text:style-name="P31">AUTO_<text:span text:style-name="T33">CHASSIS</text:span>_<text:span text:style-name="T33">BARRETRANSVERSALE</text:span>_<text:span text:style-name="T33">20#20#100#mm</text:span>_ACIER___</text:p>
      <text:p text:style-name="P31">MECA_LIEN_ECROU_<text:span text:style-name="T33">M</text:span>18_<text:span text:style-name="T33">INOXA4</text:span>___</text:p>
      <text:p text:style-name="P31">BURO_CAHIER#BROUILLON_21#29,7_PAPIER_CLAIREFONTAINE__0001</text:p>
      <text:p text:style-name="P25"><text:span text:style-name="T23">___1340#123#23#44#MM___</text:span> : Nom arbitraire (avec signature dimensionnelle) </text:p>
      <text:h text:style-name="P24" text:outline-level="1"><text:span text:style-name="T23">_______</text:span> : aucun attribut <text:span text:style-name="T33">6</text:span> caractères underscore soit <text:span text:style-name="T33">7</text:span> champs   (à proscrire pièce void) </text:h>
      <text:h text:style-name="P70" text:outline-level="1"><text:span text:style-name="T29">3 – </text:span>Nomenclature <text:span text:style-name="T29">d’instance</text:span></text:h>
      <text:p text:style-name="P3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46">Pos.</text:p>
          </table:table-cell>
          <table:table-cell table:style-name="Tableau3.A1" office:value-type="string">
            <text:p text:style-name="P48">Champ</text:p>
          </table:table-cell>
          <table:table-cell table:style-name="Tableau3.A1" office:value-type="string">
            <text:p text:style-name="P48">Type (neutre)</text:p>
          </table:table-cell>
          <table:table-cell table:style-name="Tableau3.A1" office:value-type="string">
            <text:p text:style-name="P48">Type (langue)</text:p>
          </table:table-cell>
          <table:table-cell table:style-name="Tableau3.A1" office:value-type="string">
            <text:p text:style-name="P48">Description</text:p>
          </table:table-cell>
          <table:table-cell table:style-name="Tableau3.F1" office:value-type="string">
            <text:p text:style-name="P48">Exemples <text:span text:style-name="T30">(“en”)</text:span></text:p>
          </table:table-cell>
        </table:table-row>
        <table:table-row>
          <table:table-cell table:style-name="Tableau3.A2" office:value-type="string">
            <text:p text:style-name="P50">1</text:p>
          </table:table-cell>
          <table:table-cell table:style-name="Tableau3.B2" office:value-type="string">
            <text:p text:style-name="P57">Sectoriel</text:p>
          </table:table-cell>
          <table:table-cell table:style-name="Tableau3.C2" office:value-type="string">
            <text:p text:style-name="P52">int</text:p>
          </table:table-cell>
          <table:table-cell table:style-name="Tableau3.D2" office:value-type="string">
            <text:p text:style-name="P52">str</text:p>
          </table:table-cell>
          <table:table-cell table:style-name="Tableau3.E2" office:value-type="string">
            <text:p text:style-name="P54">Identifiant du secteur du projet</text:p>
          </table:table-cell>
          <table:table-cell table:style-name="Tableau3.F2" office:value-type="string">
            <text:p text:style-name="P54">CAR, AERO, GENERIC</text:p>
          </table:table-cell>
        </table:table-row>
        <table:table-row>
          <table:table-cell table:style-name="Tableau3.A3" office:value-type="string">
            <text:p text:style-name="P50">2</text:p>
          </table:table-cell>
          <table:table-cell table:style-name="Tableau3.B3" office:value-type="string">
            <text:p text:style-name="P59">Domaine</text:p>
          </table:table-cell>
          <table:table-cell table:style-name="Tableau3.C3" office:value-type="string">
            <text:p text:style-name="P52">int</text:p>
          </table:table-cell>
          <table:table-cell table:style-name="Tableau3.D3" office:value-type="string">
            <text:p text:style-name="P52">str</text:p>
          </table:table-cell>
          <table:table-cell table:style-name="Tableau3.E3" office:value-type="string">
            <text:p text:style-name="P54">Indentifiant de domaine fonctionel</text:p>
          </table:table-cell>
          <table:table-cell table:style-name="Tableau3.F3" office:value-type="string">
            <text:p text:style-name="P54">SUSPENSION, WING, LANDINGGEAR,</text:p>
            <text:p text:style-name="P54">FASTENER</text:p>
          </table:table-cell>
        </table:table-row>
        <table:table-row>
          <table:table-cell table:style-name="Tableau3.A4" office:value-type="string">
            <text:p text:style-name="P52">3</text:p>
          </table:table-cell>
          <table:table-cell table:style-name="Tableau3.B4" office:value-type="string">
            <text:p text:style-name="P59">Fonction</text:p>
          </table:table-cell>
          <table:table-cell table:style-name="Tableau3.C4" office:value-type="string">
            <text:p text:style-name="P52">int</text:p>
          </table:table-cell>
          <table:table-cell table:style-name="Tableau3.D4" office:value-type="string">
            <text:p text:style-name="P52">str</text:p>
          </table:table-cell>
          <table:table-cell table:style-name="Tableau3.E4" office:value-type="string">
            <text:p text:style-name="P54">Identifiant de fonction ou de nom commun</text:p>
          </table:table-cell>
          <table:table-cell table:style-name="Tableau3.F4" office:value-type="string">
            <text:p text:style-name="P54">PISTON, SPAR, SCREW</text:p>
          </table:table-cell>
        </table:table-row>
        <table:table-row>
          <table:table-cell table:style-name="Tableau3.A5" office:value-type="string">
            <text:p text:style-name="P52">4</text:p>
          </table:table-cell>
          <table:table-cell table:style-name="Tableau3.B5" office:value-type="string">
            <text:p text:style-name="P50">Dimensionnel</text:p>
          </table:table-cell>
          <table:table-cell table:style-name="Tableau3.C5" office:value-type="string">
            <text:p text:style-name="P19">str</text:p>
          </table:table-cell>
          <table:table-cell table:style-name="Tableau3.D5" office:value-type="string">
            <text:p text:style-name="P19">str</text:p>
          </table:table-cell>
          <table:table-cell table:style-name="Tableau3.E5" office:value-type="string">
            <text:p text:style-name="P21">Champ formaté: réels séparés par #</text:p>
            <text:p text:style-name="P22"><text:span text:style-name="T30">U</text:span>nité à préciser si non SI (m)</text:p>
            <text:p text:style-name="P22">Signature D1#D2#D3#UNIT ou autre donnée numérique de dimension:</text:p>
            <text:p text:style-name="P21">d: diamètre</text:p>
            <text:p text:style-name="P21">r: rayon</text:p>
            <text:p text:style-name="P21">l: longueur</text:p>
            <text:p text:style-name="P26">e: épaisseur</text:p>
            <text:p text:style-name="P21">M*x*: filetage</text:p>
          </table:table-cell>
          <table:table-cell table:style-name="Tableau3.F5" office:value-type="string">
            <text:p text:style-name="P21">10#5#2</text:p>
            <text:p text:style-name="P21">10#5#2#mm</text:p>
            <text:p text:style-name="P21">d5#l20</text:p>
            <text:p text:style-name="P21">M4x20</text:p>
          </table:table-cell>
        </table:table-row>
        <table:table-row>
          <table:table-cell table:style-name="Tableau3.A6" office:value-type="string">
            <text:p text:style-name="P50">5</text:p>
          </table:table-cell>
          <table:table-cell table:style-name="Tableau3.B6" office:value-type="string">
            <text:p text:style-name="P50">Substantiel</text:p>
          </table:table-cell>
          <table:table-cell table:style-name="Tableau3.C6" office:value-type="string">
            <text:p text:style-name="P40">int</text:p>
          </table:table-cell>
          <table:table-cell table:style-name="Tableau3.D6" office:value-type="string">
            <text:p text:style-name="P38">str</text:p>
          </table:table-cell>
          <table:table-cell table:style-name="Tableau3.E6" office:value-type="string">
            <text:p text:style-name="P40">Matière de la pièce</text:p>
          </table:table-cell>
          <table:table-cell table:style-name="Tableau3.F6" office:value-type="string">
            <text:p text:style-name="P43"><text:span text:style-name="T30">STEEL</text:span>,CARBON,PVC</text:p>
          </table:table-cell>
        </table:table-row>
        <table:table-row>
          <table:table-cell table:style-name="Tableau3.A7" office:value-type="string">
            <text:p text:style-name="P50">6</text:p>
          </table:table-cell>
          <table:table-cell table:style-name="Tableau3.B7" office:value-type="string">
            <text:p text:style-name="P50">Provenantiel</text:p>
          </table:table-cell>
          <table:table-cell table:style-name="Tableau3.C7" office:value-type="string">
            <text:p text:style-name="P61">int</text:p>
          </table:table-cell>
          <table:table-cell table:style-name="Tableau3.D7" office:value-type="string">
            <text:p text:style-name="P59">str</text:p>
          </table:table-cell>
          <table:table-cell table:style-name="Tableau3.E7" office:value-type="string">
            <text:p text:style-name="P57">Marque, fournisseur</text:p>
          </table:table-cell>
          <table:table-cell table:style-name="Tableau3.F7" office:value-type="string">
            <text:p text:style-name="P61">GENERIC, <text:span text:style-name="T31">AUDI</text:span></text:p>
          </table:table-cell>
        </table:table-row>
        <table:table-row>
          <table:table-cell table:style-name="Tableau3.A8" office:value-type="string">
            <text:p text:style-name="P50">7</text:p>
          </table:table-cell>
          <table:table-cell table:style-name="Tableau3.B8" office:value-type="string">
            <text:p text:style-name="P50">Alpha</text:p>
          </table:table-cell>
          <table:table-cell table:style-name="Tableau3.C8" office:value-type="string">
            <text:p text:style-name="P40">str</text:p>
          </table:table-cell>
          <table:table-cell table:style-name="Tableau3.D8" office:value-type="string">
            <text:p text:style-name="P38">str</text:p>
          </table:table-cell>
          <table:table-cell table:style-name="Tableau3.E8" office:value-type="string">
            <text:p text:style-name="P43">Référentiel Arbitraire ALPHA - ou Ref externe (fournisseur) </text:p>
          </table:table-cell>
          <table:table-cell table:style-name="Tableau3.F8" office:value-type="string">
            <text:p text:style-name="P42">328, A22</text:p>
          </table:table-cell>
        </table:table-row>
        <table:table-row>
          <table:table-cell table:style-name="Tableau3.A9" office:value-type="string">
            <text:p text:style-name="P55">8</text:p>
          </table:table-cell>
          <table:table-cell table:style-name="Tableau3.A9" office:value-type="string">
            <text:p text:style-name="P55">Positionnel</text:p>
          </table:table-cell>
          <table:table-cell table:style-name="Tableau3.A9" office:value-type="string">
            <text:p text:style-name="P42">int</text:p>
          </table:table-cell>
          <table:table-cell table:style-name="Tableau3.A9" office:value-type="string">
            <text:p text:style-name="P42">str</text:p>
          </table:table-cell>
          <table:table-cell table:style-name="Tableau3.A9" office:value-type="string">
            <text:p text:style-name="P42">Position de la pièce dans son assemblage</text:p>
          </table:table-cell>
          <table:table-cell table:style-name="Tableau3.F9" office:value-type="string">
            <text:p text:style-name="P42">HAUT,BAS,GAUCHE,DROITE,AVANT,ARRIERE</text:p>
          </table:table-cell>
        </table:table-row>
        <table:table-row>
          <table:table-cell table:style-name="Tableau3.A9" office:value-type="string">
            <text:p text:style-name="P55">9</text:p>
          </table:table-cell>
          <table:table-cell table:style-name="Tableau3.A9" office:value-type="string">
            <text:p text:style-name="P55">Num</text:p>
          </table:table-cell>
          <table:table-cell table:style-name="Tableau3.A9" office:value-type="string">
            <text:p text:style-name="P42">int</text:p>
          </table:table-cell>
          <table:table-cell table:style-name="Tableau3.A9" office:value-type="string">
            <text:p text:style-name="P42">int</text:p>
          </table:table-cell>
          <table:table-cell table:style-name="Tableau3.A9" office:value-type="string">
            <text:p text:style-name="P57">Référentiel arbitraire numérique</text:p>
          </table:table-cell>
          <table:table-cell table:style-name="Tableau3.F9" office:value-type="string">
            <text:p text:style-name="P42">1, 2, 3 ...</text:p>
          </table:table-cell>
        </table:table-row>
      </table:table>
      <text:h text:style-name="P65" text:outline-level="1"/>
      <text:h text:style-name="P66" text:outline-level="1"/>
      <text:h text:style-name="P71" text:outline-level="1"><text:span text:style-name="T31">4 – Règles</text:span></text:h>
      <text:p text:style-name="P30"><text:span text:style-name="T32"/></text:p>
      <text:p text:style-name="P1"><text:span text:style-name="T15">1/ </text:span>Si ce n'est pas pertinent ou prématuré dans la conception un champ est laissé vacant.</text:p>
      <text:h text:style-name="P68" text:outline-level="1"/>
      <text:h text:style-name="P72" text:outline-level="1"><text:span text:style-name="T33">5 – Implémentation</text:span></text:h>
      <text:p text:style-name="P6"/>
      <text:p text:style-name="P5"><text:span text:style-name="T21">Les t</text:span>raductions <text:span text:style-name="T17">sont gérées</text:span> <text:span text:style-name="T21">à la volée à partir du nom unique ou d’une autre traduction.</text:span></text:p>
      <text:p text:style-name="P3"><text:span text:style-name="T17">Afin de mapper le nom unique aux traductions possibles, o</text:span>n maintient <text:span text:style-name="T34">5</text:span> fichiers json (1 par attribut non numérique ) qui s'enrichissent en fonction des besoins et des projets. On peut reprendre la nomenclature step.</text:p>
      <text:p text:style-name="P4">1) <text:span text:style-name="T26">sector.json</text:span> <text:span text:style-name="T17">(avec traductions ??)</text:span></text:p>
      <text:p text:style-name="P3">{0:'MECA', 1:'ELEC', 2:'INFO', 3:'ENT'}</text:p>
      <text:p text:style-name="P3"/>
      <text:p text:style-name="P27"><text:span text:style-name="T34">2</text:span>) <text:span text:style-name="T26">s</text:span><text:span text:style-name="T27">ubsystem.</text:span><text:span text:style-name="T26">json</text:span> <text:span text:style-name="T17">(avec traductions ??)</text:span></text:p>
      <text:p text:style-name="P27">{0:'MECA', 1:'ELEC', 2:'INFO', 3:'ENT'}</text:p>
      <text:p text:style-name="P27"/>
      <text:p text:style-name="P4"><text:span text:style-name="T34">3</text:span>) <text:span text:style-name="T26">function.json</text:span> <text:s/><text:span text:style-name="T17">(avec traductions)</text:span></text:p>
      <text:p text:style-name="P4">{‘<text:span text:style-name="T17">fr’:</text:span></text:p>
      <text:p text:style-name="P4"><text:s text:c="4"/>{1:'AILE', 2:'CHASSIS', 3:'LIEN'}<text:span text:style-name="T17">},</text:span></text:p>
      <text:p text:style-name="P4">‘<text:span text:style-name="T17">en’:</text:span></text:p>
      <text:p text:style-name="P4"><text:s text:c="4"/><text:span text:style-name="T17">{</text:span>1:'<text:span text:style-name="T17">WING</text:span>', 2:'<text:span text:style-name="T17">STRUCTURE</text:span>', 3:'<text:span text:style-name="T17">LINK</text:span>'}<text:span text:style-name="T17">}}</text:span></text:p>
      <text:p text:style-name="P3">dépendant du secteur SECTORIEL =&gt; FONCTIONEL</text:p>
      <text:p text:style-name="P3"/>
      <text:p text:style-name="P3"><text:span text:style-name="T34">4</text:span>) <text:span text:style-name="T26">material.json</text:span> <text:span text:style-name="T17">(avec traductions)</text:span></text:p>
      <text:p text:style-name="P4">{‘<text:span text:style-name="T17">fr’:</text:span></text:p>
      <text:p text:style-name="P4"><text:s text:c="4"/><text:span text:style-name="T17">{</text:span>1:'ACIER',2:'CARBONE':3:'PAPIER'}<text:span text:style-name="T17">},</text:span></text:p>
      <text:p text:style-name="P4">‘<text:span text:style-name="T17">en’:</text:span></text:p>
      <text:p text:style-name="P4"><text:s text:c="4"/><text:span text:style-name="T17">{</text:span>1:'<text:span text:style-name="T17">STEEL</text:span>',2:'CARBON':3:'PAP<text:span text:style-name="T17">ER</text:span>'}<text:span text:style-name="T17">}}</text:span></text:p>
      <text:p text:style-name="P4"/>
      <text:p text:style-name="P3"><text:span text:style-name="T34">5</text:span>) <text:span text:style-name="T26">suppliers.json</text:span><text:span text:style-name="T18"> </text:span><text:span text:style-name="T19">(pas de traduction </text:span><text:span text:style-name="T20">pour les marques, mais traduction nécessaire de ‘générique’ (par exemple une vis)</text:span><text:span text:style-name="T19">)</text:span></text:p>
      <text:p text:style-name="P3">{1:'BOEING',2:'AUDI',3:'CLAIREFONTAINE',4:'LEROY MERLIN'}</text:p>
      <text:p text:style-name="P3"/>
      <text:p text:style-name="P28">6) <text:span text:style-name="T28">positions.json</text:span></text:p>
      <text:p text:style-name="P3">Les attributs de position peuvent être prédéfinis dans un dictionnaire et combinés</text:p>
      <text:p text:style-name="P3">12 AVANT#GAUCHE</text:p>
      <text:p text:style-name="P3">15 AVANT#HA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1:54:39.365000000</meta:creation-date>
    <dc:date>2017-09-04T20:54:11.340000000</dc:date>
    <meta:editing-duration>PT2H40M15S</meta:editing-duration>
    <meta:editing-cycles>16</meta:editing-cycles>
    <meta:generator>LibreOffice/5.2.7.2$Windows_x86 LibreOffice_project/2b7f1e640c46ceb28adf43ee075a6e8b8439ed10</meta:generator>
    <meta:document-statistic meta:table-count="2" meta:image-count="0" meta:object-count="0" meta:page-count="5" meta:paragraph-count="175" meta:word-count="563" meta:character-count="3872" meta:non-whitespace-character-count="3456"/>
  </office:meta>
</office:document-meta>
</file>